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b_coeur</text:p>
          </table:table-cell>
          <table:table-cell office:value-type="string" calcext:value-type="string">
            <text:p>tps_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formula="of:=[.B6:.B9]/4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formula="of:=[.B10:.B13]/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table:formula="of:=[.B14:.B17]/4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table:formula="of:=[.B18:.B21]/4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table:formula="of:=[.B22:.B25]/4"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00000000" calcext:value-type="float">
            <text:p>100000000</text:p>
          </table:table-cell>
          <table:table-cell table:formula="of:=[.B26:.B29]/4" office:value-type="float" office:value="75.25" calcext:value-type="float">
            <text:p>75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100000000" calcext:value-type="float">
            <text:p>100000000</text:p>
          </table:table-cell>
          <table:table-cell table:formula="of:=[.B30:.B33]/4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3" calcext:value-type="float">
            <text:p>783</text:p>
          </table:table-cell>
          <table:table-cell office:value-type="float" office:value="100000000" calcext:value-type="float">
            <text:p>100000000</text:p>
          </table:table-cell>
          <table:table-cell table:formula="of:=[.B34:.B37]/4" office:value-type="float" office:value="195.75" calcext:value-type="float">
            <text:p>195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6" calcext:value-type="float">
            <text:p>77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1" calcext:value-type="float">
            <text:p>781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38:32.018363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19:54.683206619</meta:creation-date>
    <dc:date>2019-03-01T09:54:25.858034876</dc:date>
    <meta:editing-duration>PT29M59S</meta:editing-duration>
    <meta:editing-cycles>4</meta:editing-cycles>
    <meta:generator>LibreOffice/6.1.3.2$Linux_X86_64 LibreOffice_project/10$Build-2</meta:generator>
    <meta:document-statistic meta:table-count="1" meta:cell-count="121" meta:object-count="0"/>
  </office:meta>
</office:document-meta>
</file>